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9_13-02-21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4-29_15-23-46_000.jpg</text:p>
          </table:table-cell>
          <table:table-cell table:style-name="ce17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8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4-29_19-06-47_000.jpg</text:p>
          </table:table-cell>
          <table:table-cell table:style-name="ce20" office:value-type="string">
            <text:p>:m 東和 PHOTO / 210427tu / 日吉本町駅 / クリオ綱島新築工事 / １名 / 星電気工事（大勝） / 日誌</text:p>
          </table:table-cell>
          <table:table-cell table:style-name="ce19"/>
          <table:table-cell table:style-name="ce4"/>
          <table:table-cell table:style-name="ce4" office:value-type="string">
            <text:p>N-35-35-28.532409 E-139-34-48.940429</text:p>
          </table:table-cell>
          <table:table-cell table:style-name="ce38" table:formula="of:=IF([.E4]=&quot;&quot;;[.C4];CONCATENATE([.C4];&quot; / &quot;;[.E4]))" office:value-type="string" office:string-value=":m 東和 PHOTO / 210427tu / 日吉本町駅 / クリオ綱島新築工事 / １名 / 星電気工事（大勝） / 日誌">
            <text:p>:m 東和 PHOTO / 210427tu / 日吉本町駅 / クリオ綱島新築工事 / １名 / 星電気工事（大勝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9_19-07-22_000.jpg</text:p>
          </table:table-cell>
          <table:table-cell table:style-name="ce8" office:value-type="string">
            <text:p>:m RES #*# / free# JVEMV6 70#_56 / 70. CO2 / w=transition-state,topic=~,other=~,think~,doc=r-15-3-2#5.5;r-19-1#5</text:p>
          </table:table-cell>
          <table:table-cell table:style-name="ce17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5]=&quot;&quot;;[.C5];CONCATENATE([.C5];&quot; / &quot;;[.E5]))" office:value-type="string" office:string-value=":m RES #*# / free# JVEMV6 70#_56 / 70. CO2 / w=transition-state,topic=~,other=~,think~,doc=r-15-3-2#5.5;r-19-1#5">
            <text:p>:m RES #*# / free# JVEMV6 70#_56 / 70. CO2 / w=transition-state,topic=~,other=~,think~,doc=r-15-3-2#5.5;r-19-1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9_19-07-45_000.jpg</text:p>
          </table:table-cell>
          <table:table-cell table:style-name="ce8" office:value-type="string">
            <text:p>:m :篠笛,shinobue #*# / session-memo / s.1:category=atom,genr=~,for=trill-down,key=~,tempo=70,R=1,i.f.=~ \\\ s.2:prac,for=trill:d-u-d,note=~,tempo=~,other=~,R=2 \\\ s.3:todays-melody,genr=~,for=~,key=~,tempo=80,R=3,i.f.=~ \\\ s.4:todays-melody,genr=~,for=~,key=~,tempo=~,R=4,i.f.=~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8" table:formula="of:=IF([.E6]=&quot;&quot;;[.C6];CONCATENATE([.C6];&quot; / &quot;;[.E6]))" office:value-type="string" office:string-value=":m :篠笛,shinobue #*# / session-memo / s.1:category=atom,genr=~,for=trill-down,key=~,tempo=70,R=1,i.f.=~ \\\ s.2:prac,for=trill:d-u-d,note=~,tempo=~,other=~,R=2 \\\ s.3:todays-melody,genr=~,for=~,key=~,tempo=80,R=3,i.f.=~ \\\ s.4:todays-melody,genr=~,for=~,key=~,tempo=~,R=4,i.f.=~">
            <text:p>:m :篠笛,shinobue #*# / session-memo / s.1:category=atom,genr=~,for=trill-down,key=~,tempo=70,R=1,i.f.=~ \\\ s.2:prac,for=trill:d-u-d,note=~,tempo=~,other=~,R=2 \\\ s.3:todays-melody,genr=~,for=~,key=~,tempo=80,R=3,i.f.=~ \\\ s.4:todays-melody,genr=~,for=~,key=~,tempo=~,R=4,i.f.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9_21-02-06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30_02-08-2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30_02-08-34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30_07-54-0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30_08-11-17_000.jpg</text:p>
          </table:table-cell>
          <table:table-cell table:style-name="ce20" office:value-type="string">
            <text:p>:m :th / topic=culture / content=言葉に現れた日本教の特色；「文化」とは、何か？</text:p>
          </table:table-cell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1]=&quot;&quot;;[.C11];CONCATENATE([.C11];&quot; / &quot;;[.E11]))" office:value-type="string" office:string-value=":m :th / topic=culture / content=言葉に現れた日本教の特色；「文化」とは、何か？">
            <text:p>:m :th / topic=culture / content=言葉に現れた日本教の特色；「文化」とは、何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30_08-11-36_000.jpg</text:p>
          </table:table-cell>
          <table:table-cell table:style-name="ce20" office:value-type="string">
            <text:p>:m :? #*# / topic=psychology / content=人の深層心理の働き；オナニーせずに寝る、過呼吸</text:p>
          </table:table-cell>
          <table:table-cell table:style-name="ce19"/>
          <table:table-cell table:style-name="ce4"/>
          <table:table-cell table:style-name="ce4" office:value-type="string">
            <text:p>N-35-35-28.257751 E-139-34-50.039062</text:p>
          </table:table-cell>
          <table:table-cell table:style-name="ce38" table:formula="of:=IF([.E12]=&quot;&quot;;[.C12];CONCATENATE([.C12];&quot; / &quot;;[.E12]))" office:value-type="string" office:string-value=":m :? #*# / topic=psychology / content=人の深層心理の働き；オナニーせずに寝る、過呼吸">
            <text:p>:m :? #*# / topic=psychology / content=人の深層心理の働き；オナニーせずに寝る、過呼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4-30_08-11-52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4"/>
          <table:table-cell table:style-name="ce4" office:value-type="string">
            <text:p>N-35-35-28.257751 E-139-34-49.819335</text:p>
          </table:table-cell>
          <table:table-cell table:style-name="ce38" table:formula="of:=IF([.E13]=&quot;&quot;;[.C13];CONCATENATE([.C13];&quot; / &quot;;[.E13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9_18-26-05_000.mp4</text:p>
          </table:table-cell>
          <table:table-cell table:style-name="ce8" office:value-type="string">
            <text:p>:VIDEO / @自室 / 記録 / jap.flute / 演奏、play / f-2021-0429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jap.flute / 演奏、play / f-2021-0429-1 / R=1">
            <text:p>:VIDEO / @自室 / 記録 / jap.flute / 演奏、play / f-2021-0429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9_18-35-41_000.mp4</text:p>
          </table:table-cell>
          <table:table-cell table:style-name="ce8" office:value-type="string">
            <text:p>:VIDEO / @自室 / 記録 / jap.flute / 演奏、play / f-2021-0429-2 / R=2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VIDEO / @自室 / 記録 / jap.flute / 演奏、play / f-2021-0429-2 / R=2">
            <text:p>:VIDEO / @自室 / 記録 / jap.flute / 演奏、play / f-2021-0429-2 / R=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9_18-43-57_000.mp4</text:p>
          </table:table-cell>
          <table:table-cell table:style-name="ce8" office:value-type="string">
            <text:p>:VIDEO / @自室 / 記録 / jap.flute / 演奏、play / f-2021-0429-3 / R=3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 / 演奏、play / f-2021-0429-3 / R=3">
            <text:p>:VIDEO / @自室 / 記録 / jap.flute / 演奏、play / f-2021-0429-3 / R=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9_18-50-23_000.mp4</text:p>
          </table:table-cell>
          <table:table-cell table:style-name="ce8" office:value-type="string">
            <text:p>:VIDEO / @自室 / 記録 / jap.flute / 演奏、play / f-2021-0429-4 / R=4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f-2021-0429-4 / R=4">
            <text:p>:VIDEO / @自室 / 記録 / jap.flute / 演奏、play / f-2021-0429-4 / R=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9_20-16-56_000.mid</text:p>
          </table:table-cell>
          <table:table-cell table:style-name="ce8" office:value-type="string">
            <text:p>:in-mid / app=perfect-piano / 演奏、play / id-2021-0429-1 / category=melody,inst=~,for=ensemble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in-mid / app=perfect-piano / 演奏、play / id-2021-0429-1 / category=melody,inst=~,for=ensemble,genre=~">
            <text:p>:in-mid / app=perfect-piano / 演奏、play / id-2021-0429-1 / category=melody,inst=~,for=ensemble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2021/04/30</text:date>, <text:time>09:4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30T09:42:43.86</dc:date>
    <dc:creator>iwabuchi ken</dc:creator>
    <meta:editing-duration>P33DT1H31M38S</meta:editing-duration>
    <meta:editing-cycles>12291</meta:editing-cycles>
    <meta:document-statistic meta:table-count="1" meta:cell-count="363" meta:object-count="0"/>
  </office:meta>
</office:document-meta>
</file>